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pperplate Gothic Light" svg:font-family="'Copperplate Gothic Light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opperplate Gothic Ligh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45cm" fo:margin-right="0cm" fo:text-indent="0cm"/>
    </style:style>
    <style:style style:name="T1" style:family="text">
      <style:text-properties style:font-name="Copperplate Gothic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Cantarell" style:font-style-name="Regular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Cantarell" style:font-style-name="Regular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Cantarell" style:font-style-name="Regular" style:use-window-font-color="true" fo:font-size="45%"/>
      </text:list-level-style-bullet>
      <text:list-level-style-bullet text:level="6" text:bullet-char="–">
        <style:list-level-properties text:space-before="6.6cm" text:min-label-width="0.6cm"/>
        <style:text-properties fo:font-family="Cantarell" style:font-style-name="Regular" style:use-window-font-color="true" fo:font-size="45%"/>
      </text:list-level-style-bullet>
      <text:list-level-style-bullet text:level="7" text:bullet-char="–">
        <style:list-level-properties text:space-before="7.8cm" text:min-label-width="0.6cm"/>
        <style:text-properties fo:font-family="Cantarell" style:font-style-name="Regular" style:use-window-font-color="true" fo:font-size="45%"/>
      </text:list-level-style-bullet>
      <text:list-level-style-bullet text:level="8" text:bullet-char="–">
        <style:list-level-properties text:space-before="9cm" text:min-label-width="0.6cm"/>
        <style:text-properties fo:font-family="Cantarell" style:font-style-name="Regular" style:use-window-font-color="true" fo:font-size="45%"/>
      </text:list-level-style-bullet>
      <text:list-level-style-bullet text:level="9" text:bullet-char="–">
        <style:list-level-properties text:space-before="10.2cm" text:min-label-width="0.6cm"/>
        <style:text-properties fo:font-family="Cantarell" style:font-style-name="Regular" style:use-window-font-color="true" fo:font-size="45%"/>
      </text:list-level-style-bullet>
      <text:list-level-style-bullet text:level="10" text:bullet-char="–">
        <style:list-level-properties text:space-before="11.4cm" text:min-label-width="0.6cm"/>
        <style:text-properties fo:font-family="Cantarell" style:font-style-name="Regular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–">
        <style:list-level-properties text:space-before="0.3cm" text:min-label-width="0.9cm"/>
        <style:text-properties fo:font-family="Cantarell" style:font-style-name="Regular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Cantarell" style:font-style-name="Regular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Cantarell" style:font-style-name="Regular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Cantarell" style:font-style-name="Regular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Cantarell" style:font-style-name="Regular" fo:color="#000000" fo:font-size="45%"/>
      </text:list-level-style-bullet>
      <text:list-level-style-bullet text:level="6" text:bullet-char="–">
        <style:list-level-properties text:space-before="6.6cm" text:min-label-width="0.6cm"/>
        <style:text-properties fo:font-family="Cantarell" style:font-style-name="Regular" fo:color="#000000" fo:font-size="45%"/>
      </text:list-level-style-bullet>
      <text:list-level-style-bullet text:level="7" text:bullet-char="–">
        <style:list-level-properties text:space-before="7.8cm" text:min-label-width="0.6cm"/>
        <style:text-properties fo:font-family="Cantarell" style:font-style-name="Regular" fo:color="#000000" fo:font-size="45%"/>
      </text:list-level-style-bullet>
      <text:list-level-style-bullet text:level="8" text:bullet-char="–">
        <style:list-level-properties text:space-before="9cm" text:min-label-width="0.6cm"/>
        <style:text-properties fo:font-family="Cantarell" style:font-style-name="Regular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Cantarell" style:font-style-name="Regular" fo:color="#000000" fo:font-size="45%"/>
      </text:list-level-style-bullet>
      <text:list-level-style-bullet text:level="10" text:bullet-char="–">
        <style:list-level-properties text:space-before="11.4cm" text:min-label-width="0.6cm"/>
        <style:text-properties fo:font-family="Cantarell" style:font-style-name="Regular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Cantarell" style:font-style-name="Regular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upe Ungdomsskol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xml:id="id2" text:id="id2">Rollen vår i uttestingen</text:p>
              </text:list-item>
              <text:list-item>
                <text:p xml:id="id3" text:id="id3">Erfaringer og drøftinger rundt øktene</text:p>
              </text:list-item>
              <text:list-item>
                <text:p xml:id="id4" text:id="id4">Konklusjon og diskusjon</text:p>
              </text:list-item>
              <text:list-item>
                <text:p xml:id="id5" text:id="id5">Kort live-demo av Processing</text:p>
              </text:list-item>
            </text:list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llen vå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7" text:id="id7">Teste programmering som verktøy</text:p>
              </text:list-item>
              <text:list-item>
                <text:p xml:id="id8" text:id="id8">Introduksjon for elevene</text:p>
              </text:list-item>
              <text:list-item>
                <text:p xml:id="id9" text:id="id9">Teste oppgaver</text:p>
              </text:list-item>
              <text:list-item>
                <text:p xml:id="id10" text:id="id10">Hjelpe til i undervisningen</text:p>
              </text:list-item>
              <text:list-item>
                <text:p xml:id="id11" text:id="id11">Dokumentere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ervisni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3" text:id="id13">Geometri</text:p>
              </text:list-item>
              <text:list-item>
                <text:p xml:id="id14" text:id="id14">Introduksjon av ulike begreper</text:p>
                <text:list>
                  <text:list-item>
                    <text:p xml:id="id15" text:id="id15">Variabler</text:p>
                  </text:list-item>
                  <text:list-item>
                    <text:p xml:id="id16" text:id="id16">«Omvendt» koordinatsystem</text:p>
                  </text:list-item>
                  <text:list-item>
                    <text:p xml:id="id17" text:id="id17">Farging av objekter</text:p>
                  </text:list-item>
                </text:list>
                <text:p text:style-name="P3"/>
              </text:list-item>
            </text:list>
          </draw:text-box>
        </draw:frame>
        <anim:par presentation:node-type="timing-root">
          <anim:par smil:begin="id12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18" draw:id="id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ervisni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Oppgaver</text:p>
                <text:list>
                  <text:list-item>
                    <text:p xml:id="id20" text:id="id20">To oppgavesett</text:p>
                  </text:list-item>
                  <text:list-item>
                    <text:p xml:id="id21" text:id="id21">Formelsnu</text:p>
                  </text:list-item>
                  <text:list-item>
                    <text:p xml:id="id22" text:id="id22">Koordinater</text:p>
                  </text:list-item>
                  <text:list-item>
                    <text:p xml:id="id23" text:id="id23">Lage geometriske figurer</text:p>
                  </text:list-item>
                  <text:list-item>
                    <text:p xml:id="id24" text:id="id24">Farging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aring og drøf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6" text:id="id26">Bruk av variabler i problemløsning</text:p>
              </text:list-item>
            </text:list>
            <text:list text:style-name="L3">
              <text:list-item>
                <text:p xml:id="id27" text:id="id27" text:style-name="P4">Ikke veldig intuitivt for elevene</text:p>
              </text:list-item>
            </text:list>
            <text:list text:style-name="L4">
              <text:list-item>
                <text:p xml:id="id28" text:id="id28" text:style-name="P3">Introduksjon</text:p>
              </text:list-item>
            </text:list>
            <text:list text:style-name="L3">
              <text:list-item>
                <text:p xml:id="id29" text:id="id29" text:style-name="P4">Viktig med en god introduksjon for elevene</text:p>
              </text:list-item>
              <text:list-item>
                <text:p xml:id="id30" text:id="id30" text:style-name="P4">Live-demo, ikke statisk PowerPoint</text:p>
              </text:list-item>
            </text:list>
            <text:list text:style-name="L4">
              <text:list-header>
                <text:p text:style-name="P3"/>
              </text:list-header>
            </text:list>
          </draw:text-box>
        </draw:frame>
        <anim:par presentation:node-type="timing-root">
          <anim:par smil:begin="id25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skusjon og konklusj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xml:id="id32" text:id="id32" text:style-name="P3">Vanskelighetsgrad i oppgavene</text:p>
              </text:list-item>
            </text:list>
            <text:list text:style-name="L6">
              <text:list-item>
                <text:p xml:id="id33" text:id="id33" text:style-name="P4">Greit nivå for de fleste elevene</text:p>
              </text:list-item>
              <text:list-item>
                <text:p xml:id="id34" text:id="id34" text:style-name="P4">Noen byks i vanskelighet mellom enkelte oppgaver</text:p>
              </text:list-item>
            </text:list>
            <text:list text:style-name="L5">
              <text:list-item>
                <text:p xml:id="id35" text:id="id35" text:style-name="P3">Bruk av ekstrautstyr i forbindelse med oppgaver</text:p>
              </text:list-item>
            </text:list>
            <text:list text:style-name="L7">
              <text:list-item>
                <text:list>
                  <text:list-item>
                    <text:p xml:id="id36" text:id="id36" text:style-name="P3">Printing av oppgaver</text:p>
                    <text:list>
                      <text:list-item>
                        <text:p xml:id="id37" text:id="id37" text:style-name="P3">Problemer og utfordringer (nettverk, logistikk, et cetera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tt om verktøy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39" text:id="id39">Processing</text:p>
                <text:list>
                  <text:list-item>
                    <text:p xml:id="id40" text:id="id40">Godt til bruk av grafiske elementer</text:p>
                  </text:list-item>
                  <text:list-item>
                    <text:p xml:id="id41" text:id="id41">«Stillbilder» og animasjoner</text:p>
                  </text:list-item>
                  <text:list-item>
                    <text:p xml:id="id42" text:id="id42">To og tre dimensjoner</text:p>
                  </text:list-item>
                  <text:list-item>
                    <text:p xml:id="id43" text:id="id43">Kan også lage egne klasser og metoder for fremstilling av geometriske figurer</text:p>
                  </text:list-item>
                  <text:list-item>
                    <text:p xml:id="id44" text:id="id44">Kan jobbe med Java og Python (installeres separat)</text:p>
                  </text:list-item>
                  <text:list-item>
                    <text:p xml:id="id45" text:id="id45">Jevn læringskurve 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46" draw:id="id4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 verktøy og språ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47" text:id="id47">Alternative verktøy til Processing</text:p>
                <text:list>
                  <text:list-item>
                    <text:p xml:id="id48" text:id="id48">Python</text:p>
                  </text:list-item>
                  <text:list-item>
                    <text:p xml:id="id49" text:id="id49">JavaScript</text:p>
                  </text:list-item>
                </text:list>
              </text:list-item>
              <text:list-item>
                <text:p xml:id="id50" text:id="id50">Alternative verktøy til Scratch</text:p>
                <text:list>
                  <text:list-item>
                    <text:p xml:id="id51" text:id="id51">MIT App Inventor</text:p>
                  </text:list-item>
                  <text:list-item>
                    <text:p xml:id="id52" text:id="id52" text:style-name="P3">Tynker</text:p>
                  </text:list-item>
                </text:list>
              </text:list-item>
              <text:list-item>
                <text:p xml:id="id53" text:id="id53" text:style-name="P3">Logo, av historiske grunner</text:p>
              </text:list-item>
            </text:list>
          </draw:text-box>
        </draw:frame>
        <anim:par presentation:node-type="timing-root">
          <anim:par smil:begin="id46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54" draw:id="id5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ve-demo av Proces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5" text:id="id55">Utgangspunkt i en av oppgavene elevene fikk</text:p>
              </text:list-item>
              <text:list-item>
                <text:p xml:id="id56" text:id="id56">Viser hvordan grensesnitt er og hvordan man lager en geometrisk figur</text:p>
              </text:list-item>
            </text:list>
          </draw:text-box>
        </draw:frame>
        <anim:par presentation:node-type="timing-root">
          <anim:par smil:begin="id54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pperplate Gothic Light" svg:font-family="'Copperplate Gothic Light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0:40:54.617597967</meta:creation-date>
    <meta:editing-duration>PT3H24M9S</meta:editing-duration>
    <meta:editing-cycles>19</meta:editing-cycles>
    <meta:generator>LibreOfficeDev/5.2.0.0.alpha1$Windows_X86_64 LibreOffice_project/902b28a39528b6c92602e9b521a1d0861be1caf9</meta:generator>
    <meta:initial-creator>Anders Bolt-Evensen</meta:initial-creator>
    <dc:date>2016-05-31T14:12:11.750000000</dc:date>
    <meta:document-statistic meta:object-count="57"/>
  </office:meta>
</office:document-meta>
</file>